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08AD21B5954.png"/>
  <manifest:file-entry manifest:media-type="image/png" manifest:full-path="Pictures/10000000000001E2000000E477B99865.png"/>
  <manifest:file-entry manifest:media-type="image/png" manifest:full-path="Pictures/10000000000001A4000001B8A1B0BB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3527603233349339225" text:style-name="L1">
        <text:list-item>
          <text:p text:style-name="P6">Las actividades relacionadas con el alcance del proyecto, deberian tomar una fraccion relativamente pequeña de tiempo.</text:p>
        </text:list-item>
        <text:list-item>
          <text:p text:style-name="P6">La vista general del sistema es el documento de acuerdo basico entre el cliente y el desarrolador, es una base para planificar el resto del proyecto.</text:p>
        </text:list-item>
        <text:list-item>
          <text:p text:style-name="P6">La embergadura del proyecto determinara el tiempo invertido en la fase de alcance del proyecto.</text:p>
        </text:list-item>
        <text:list-item>
          <text:p text:style-name="P6">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6">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6">Otra pregunta oportuna es, <text:span text:style-name="T1">¿Comprar o desarrollar?</text:span></text:p>
        </text:list-item>
        <text:list-item>
          <text:p text:style-name="P6">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6">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2968670920909618189" text:style-name="L2">
        <text:list-item>
          <text:p text:style-name="P7">Una simple declaracion de la vision del proyecto ofrecera a los clientes y al negocio lo que se esta creando.</text:p>
        </text:list-item>
        <text:list-item>
          <text:p text:style-name="P7">Las restricciones para la version 1.0</text:p>
        </text:list-item>
        <text:list-item>
          <text:p text:style-name="P7">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7891488240529620924" text:style-name="L3">
        <text:list-item>
          <text:list>
            <text:list-item>
              <text:p text:style-name="P9">CASOS DE USO DEL NEGOCIO</text:p>
              <text:p text:style-name="P8">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8">Mejores practicas al nombrar un caso de uso del negocio:</text:p>
              <text:p text:style-name="P8">*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0">*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0">* Los buenos nombres de casos de uso utilizan verbos significativos: <text:span text:style-name="T5">El nombre Procesamiento de Pedidos no tiene mucha claridad, en su lugar llamar un caso de uso Articulos ordenados por separados para el envío</text:span></text:p>
              <text:p text:style-name="P10"><text:span text:style-name="T5">*</text:span>Los buenos nombres de casos de uso utilizan voz activa: <text:span text:style-name="T5">Un caso de uso llamado Pagar por el pedido es mejor que El pedido se paga.</text:span></text:p>
              <text:p text:style-name="P10">* Los buenos casos de uso utilizan nombres en tiempo presente: <text:span text:style-name="T5">El tiempo presente indica lo que el usuario esta trantando de hacer. El pasado y el futuro puede parecer confuso.</text:span></text:p>
              <text:p text:style-name="P10">*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0">*Los buenos nombres de caso de uso son consistentes: <text:span text:style-name="T5">Evite nombrar a un caso de uso Generar informe de ventas y otro llamarlo Informe de reservas de producto, elija un verbo para ese significado y uselo consistentemente. </text:span></text:p>
              <text:p text:style-name="P11">2.3.1 Actores del Negocio y Trabajadores del Negocio</text:p>
              <text:p text:style-name="P13">Durante <text:s/>el modelamiento de negocio hay dos tipos de actores que debemos identificar:</text:p>
              <text:p text:style-name="P13">*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13"><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13"/>
            </text:list-item>
          </text:list>
        </text:list-item>
      </text:list>
      <text:p text:style-name="P12"><draw:frame draw:style-name="fr1" draw:name="gráficos2" text:anchor-type="paragraph" svg:width="9.049cm" svg:height="3.651cm" draw:z-index="1"><draw:image xlink:href="Pictures/10000000000001560000008AD21B5954.png" xlink:type="simple" xlink:show="embed" xlink:actuate="onLoad"/></draw:frame></text:p>
      <text:p text:style-name="P12"/>
      <text:list xml:id="list36223852" text:continue-numbering="true" text:style-name="L3">
        <text:list-item>
          <text:list>
            <text:list-header>
              <text:p text:style-name="P13">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13"/>
            </text:list-header>
          </text:list>
        </text:list-item>
      </text:list>
      <text:p text:style-name="P12"/>
      <text:p text:style-name="P12"/>
      <text:p text:style-name="P12"/>
      <text:p text:style-name="P12"/>
      <text:p text:style-name="P12"/>
      <text:p text:style-name="P12"/>
      <text:p text:style-name="P12"/>
      <text:p text:style-name="P12"/>
      <text:p text:style-name="P12"/>
      <text:p text:style-name="P12"><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2"/>
      <text:p text:style-name="P12"/>
      <text:p text:style-name="P12"/>
      <text:list xml:id="list36223001" text:continue-numbering="true" text:style-name="L3">
        <text:list-item>
          <text:list>
            <text:list-item>
              <text:p text:style-name="P11"/>
            </text:list-item>
            <text:list-item>
              <text:p text:style-name="P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2-12T16:01:34.05</dc:date>
    <dc:creator>cv </dc:creator>
    <meta:editing-duration>PT3H16M20S</meta:editing-duration>
    <meta:editing-cycles>17</meta:editing-cycles>
    <meta:generator>OpenOffice/4.1.4$Win32 OpenOffice.org_project/414m5$Build-9788</meta:generator>
    <meta:document-statistic meta:table-count="0" meta:image-count="3" meta:object-count="0" meta:page-count="4" meta:paragraph-count="33" meta:word-count="968" meta:character-count="5962"/>
  </office:meta>
</office:document-meta>
</file>